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7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language="el" fo:country="GR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paragraph-properties fo:widows="2" fo:orphans="2"/>
    </style:style>
    <style:style style:name="P6" style:parent-style-name="Standard" style:family="paragraph">
      <style:paragraph-properties fo:widows="2" fo:orphans="2"/>
    </style:style>
    <style:style style:name="T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8" style:parent-style-name="Standard" style:family="paragraph"/>
    <style:style style:name="T9" style:parent-style-name="DefaultParagraphFont" style:family="text">
      <style:text-properties fo:language="el" fo:country="GR"/>
    </style:style>
    <style:style style:name="P10" style:parent-style-name="Standard" style:family="paragraph"/>
    <style:style style:name="P11" style:parent-style-name="Standard" style:family="paragraph"/>
    <style:style style:name="T12" style:parent-style-name="DefaultParagraphFont" style:family="text">
      <style:text-properties fo:language="en" fo:country="US"/>
    </style:style>
    <style:style style:name="P13" style:parent-style-name="Standard" style:family="paragraph"/>
    <style:style style:name="T14" style:parent-style-name="DefaultParagraphFont" style:family="text">
      <style:text-properties fo:language="el" fo:country="GR"/>
    </style:style>
    <style:style style:name="P15" style:parent-style-name="Standard" style:family="paragraph"/>
    <style:style style:name="T16" style:parent-style-name="DefaultParagraphFont" style:family="text">
      <style:text-properties fo:language="el" fo:country="GR"/>
    </style:style>
    <style:style style:name="P17" style:parent-style-name="Standard" style:family="paragraph"/>
    <style:style style:name="T18" style:parent-style-name="DefaultParagraphFont" style:family="text">
      <style:text-properties fo:language="el" fo:country="GR"/>
    </style:style>
    <style:style style:name="P19" style:parent-style-name="Standard" style:family="paragraph"/>
    <style:style style:name="T20" style:parent-style-name="DefaultParagraphFont" style:family="text">
      <style:text-properties fo:language="el" fo:country="GR"/>
    </style:style>
    <style:style style:name="P21" style:parent-style-name="Standard" style:family="paragraph">
      <style:paragraph-properties fo:widows="2" fo:orphans="2"/>
    </style:style>
    <style:style style:name="P22" style:parent-style-name="Standard" style:family="paragraph">
      <style:paragraph-properties fo:widows="2" fo:orphans="2"/>
    </style:style>
    <style:style style:name="P23" style:parent-style-name="Standard" style:family="paragraph">
      <style:paragraph-properties fo:widows="2" fo:orphans="2"/>
    </style:style>
    <style:style style:name="T2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" style:parent-style-name="Standard" style:family="paragraph"/>
    <style:style style:name="T26" style:parent-style-name="DefaultParagraphFont" style:family="text">
      <style:text-properties fo:language="el" fo:country="GR"/>
    </style:style>
    <style:style style:name="P27" style:parent-style-name="Standard" style:family="paragraph"/>
    <style:style style:name="T28" style:parent-style-name="DefaultParagraphFont" style:family="text">
      <style:text-properties fo:language="el" fo:country="GR"/>
    </style:style>
    <style:style style:name="T29" style:parent-style-name="DefaultParagraphFont" style:family="text">
      <style:text-properties fo:language="el" fo:country="GR"/>
    </style:style>
    <style:style style:name="T30" style:parent-style-name="DefaultParagraphFont" style:family="text">
      <style:text-properties fo:language="el" fo:country="GR"/>
    </style:style>
    <style:style style:name="T31" style:parent-style-name="DefaultParagraphFont" style:family="text">
      <style:text-properties fo:font-style="italic" style:font-style-asian="italic" fo:language="el" fo:country="GR"/>
    </style:style>
    <style:style style:name="T32" style:parent-style-name="DefaultParagraphFont" style:family="text">
      <style:text-properties fo:language="el" fo:country="GR"/>
    </style:style>
    <style:style style:name="T33" style:parent-style-name="DefaultParagraphFont" style:family="text">
      <style:text-properties fo:font-style="italic" style:font-style-asian="italic" style:font-style-complex="italic" fo:language="el" fo:country="GR"/>
    </style:style>
    <style:style style:name="T34" style:parent-style-name="DefaultParagraphFont" style:family="text">
      <style:text-properties fo:font-style="italic" style:font-style-asian="italic" style:font-style-complex="italic" fo:language="el" fo:country="GR"/>
    </style:style>
    <style:style style:name="P35" style:parent-style-name="Standard" style:family="paragraph"/>
    <style:style style:name="T36" style:parent-style-name="DefaultParagraphFont" style:family="text">
      <style:text-properties fo:language="el" fo:country="GR"/>
    </style:style>
    <style:style style:name="P37" style:parent-style-name="Standard" style:family="paragraph"/>
    <style:style style:name="T38" style:parent-style-name="DefaultParagraphFont" style:family="text">
      <style:text-properties fo:language="el" fo:country="GR"/>
    </style:style>
    <style:style style:name="P39" style:parent-style-name="Standard" style:family="paragraph"/>
    <style:style style:name="T40" style:parent-style-name="DefaultParagraphFont" style:family="text">
      <style:text-properties fo:language="el" fo:country="GR"/>
    </style:style>
    <style:style style:name="T41" style:parent-style-name="DefaultParagraphFont" style:family="text">
      <style:text-properties fo:language="en" fo:country="US"/>
    </style:style>
    <style:style style:name="P42" style:parent-style-name="Standard" style:family="paragraph"/>
    <style:style style:name="T43" style:parent-style-name="DefaultParagraphFont" style:family="text">
      <style:text-properties fo:language="el" fo:country="GR"/>
    </style:style>
    <style:style style:name="P44" style:parent-style-name="Standard" style:family="paragraph"/>
    <style:style style:name="T45" style:parent-style-name="DefaultParagraphFont" style:family="text">
      <style:text-properties fo:language="el" fo:country="GR"/>
    </style:style>
    <style:style style:name="T46" style:parent-style-name="DefaultParagraphFont" style:family="text">
      <style:text-properties fo:language="el" fo:country="GR"/>
    </style:style>
    <style:style style:name="T47" style:parent-style-name="DefaultParagraphFont" style:family="text">
      <style:text-properties fo:font-style="italic" style:font-style-asian="italic" fo:language="el" fo:country="GR"/>
    </style:style>
    <style:style style:name="T48" style:parent-style-name="DefaultParagraphFont" style:family="text">
      <style:text-properties fo:language="el" fo:country="GR"/>
    </style:style>
    <style:style style:name="T49" style:parent-style-name="DefaultParagraphFont" style:family="text">
      <style:text-properties fo:font-style="italic" style:font-style-asian="italic" style:font-style-complex="italic" fo:language="el" fo:country="GR"/>
    </style:style>
    <style:style style:name="T50" style:parent-style-name="DefaultParagraphFont" style:family="text">
      <style:text-properties fo:font-style="italic" style:font-style-asian="italic" style:font-style-complex="italic" fo:language="el" fo:country="GR"/>
    </style:style>
    <style:style style:name="P51" style:parent-style-name="Standard" style:family="paragraph"/>
    <style:style style:name="T52" style:parent-style-name="DefaultParagraphFont" style:family="text">
      <style:text-properties fo:language="el" fo:country="GR"/>
    </style:style>
    <style:style style:name="T53" style:parent-style-name="DefaultParagraphFont" style:family="text">
      <style:text-properties fo:language="el" fo:country="GR"/>
    </style:style>
    <style:style style:name="T54" style:parent-style-name="DefaultParagraphFont" style:family="text">
      <style:text-properties fo:font-style="italic" style:font-style-asian="italic" style:font-style-complex="italic" fo:language="el" fo:country="GR"/>
    </style:style>
    <style:style style:name="P55" style:parent-style-name="Standard" style:family="paragraph"/>
    <style:style style:name="T56" style:parent-style-name="DefaultParagraphFont" style:family="text">
      <style:text-properties fo:language="el" fo:country="GR"/>
    </style:style>
    <style:style style:name="P57" style:parent-style-name="Standard" style:family="paragraph"/>
    <style:style style:name="T58" style:parent-style-name="DefaultParagraphFont" style:family="text">
      <style:text-properties fo:language="el" fo:country="GR"/>
    </style:style>
    <style:style style:name="P59" style:parent-style-name="Standard" style:family="paragraph">
      <style:paragraph-properties fo:widows="2" fo:orphans="2"/>
    </style:style>
    <style:style style:name="P60" style:parent-style-name="Standard" style:family="paragraph">
      <style:paragraph-properties fo:widows="2" fo:orphans="2"/>
    </style:style>
    <style:style style:name="P61" style:parent-style-name="Standard" style:family="paragraph">
      <style:paragraph-properties fo:widows="2" fo:orphans="2"/>
    </style:style>
    <style:style style:name="T6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widows="2" fo:orphans="2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65" style:family="table-column">
      <style:table-column-properties style:column-width="4.8458in" style:use-optimal-column-width="false"/>
    </style:style>
    <style:style style:name="TableColumn66" style:family="table-column">
      <style:table-column-properties style:column-width="4.8444in" style:use-optimal-column-width="false"/>
    </style:style>
    <style:style style:name="Table64" style:family="table">
      <style:table-properties style:width="9.6902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fo:background-color="#9FC5E8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2" fo:orphans="2"/>
    </style:style>
    <style:style style:name="T70" style:parent-style-name="DefaultParagraphFont" style:family="text">
      <style:text-properties fo:font-weight="bold" style:font-weight-asian="bold"/>
    </style:style>
    <style:style style:name="TableCell71" style:family="table-cell">
      <style:table-cell-properties fo:border="0.0138in solid #000000" fo:background-color="#9FC5E8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widows="2" fo:orphans="2"/>
    </style:style>
    <style:style style:name="T73" style:parent-style-name="DefaultParagraphFont" style:family="text">
      <style:text-properties fo:font-weight="bold" style:font-weight-asian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7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P77" style:parent-style-name="Standard" style:family="paragraph">
      <style:paragraph-properties fo:widows="2" fo:orphans="2"/>
    </style:style>
    <style:style style:name="P78" style:parent-style-name="Standard" style:family="paragraph"/>
    <style:style style:name="T79" style:parent-style-name="DefaultParagraphFont" style:family="text">
      <style:text-properties fo:language="el" fo:country="GR"/>
    </style:style>
    <style:style style:name="P80" style:parent-style-name="Standard" style:family="paragraph"/>
    <style:style style:name="T81" style:parent-style-name="DefaultParagraphFont" style:family="text">
      <style:text-properties fo:language="el" fo:country="GR"/>
    </style:style>
    <style:style style:name="T82" style:parent-style-name="DefaultParagraphFont" style:family="text">
      <style:text-properties fo:language="en" fo:country="US"/>
    </style:style>
    <style:style style:name="P83" style:parent-style-name="Standard" style:family="paragraph"/>
    <style:style style:name="T84" style:parent-style-name="DefaultParagraphFont" style:family="text">
      <style:text-properties fo:language="el" fo:country="GR"/>
    </style:style>
    <style:style style:name="T85" style:parent-style-name="DefaultParagraphFont" style:family="text">
      <style:text-properties fo:language="en" fo:country="US"/>
    </style:style>
    <style:style style:name="P86" style:parent-style-name="Standard" style:family="paragraph"/>
    <style:style style:name="T87" style:parent-style-name="DefaultParagraphFont" style:family="text">
      <style:text-properties fo:language="el" fo:country="GR"/>
    </style:style>
    <style:style style:name="P88" style:parent-style-name="Standard" style:family="paragraph"/>
    <style:style style:name="T89" style:parent-style-name="DefaultParagraphFont" style:family="text">
      <style:text-properties fo:language="el" fo:country="GR"/>
    </style:style>
    <style:style style:name="P90" style:parent-style-name="Standard" style:family="paragraph"/>
    <style:style style:name="T91" style:parent-style-name="DefaultParagraphFont" style:family="text">
      <style:text-properties fo:language="el" fo:country="GR"/>
    </style:style>
    <style:style style:name="P92" style:parent-style-name="Standard" style:family="paragraph"/>
    <style:style style:name="T93" style:parent-style-name="DefaultParagraphFont" style:family="text">
      <style:text-properties fo:language="el" fo:country="GR"/>
    </style:style>
    <style:style style:name="P94" style:parent-style-name="Standard" style:family="paragraph"/>
    <style:style style:name="T95" style:parent-style-name="DefaultParagraphFont" style:family="text">
      <style:text-properties fo:language="el" fo:country="GR"/>
    </style:style>
    <style:style style:name="T96" style:parent-style-name="DefaultParagraphFont" style:family="text">
      <style:text-properties fo:language="en" fo:country="US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widows="2" fo:orphans="2"/>
    </style:style>
    <style:style style:name="TableRow99" style:family="table-row">
      <style:table-row-properties style:min-row-height="0.9312in"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0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P102" style:parent-style-name="Standard" style:family="paragraph"/>
    <style:style style:name="T103" style:parent-style-name="DefaultParagraphFont" style:family="text">
      <style:text-properties fo:language="el" fo:country="GR"/>
    </style:style>
    <style:style style:name="P104" style:parent-style-name="Standard" style:family="paragraph"/>
    <style:style style:name="T105" style:parent-style-name="DefaultParagraphFont" style:family="text">
      <style:text-properties fo:language="el" fo:country="GR"/>
    </style:style>
    <style:style style:name="T106" style:parent-style-name="DefaultParagraphFont" style:family="text">
      <style:text-properties fo:language="en" fo:country="US"/>
    </style:style>
    <style:style style:name="P107" style:parent-style-name="Standard" style:family="paragraph"/>
    <style:style style:name="T108" style:parent-style-name="DefaultParagraphFont" style:family="text">
      <style:text-properties fo:language="el" fo:country="GR"/>
    </style:style>
    <style:style style:name="T109" style:parent-style-name="DefaultParagraphFont" style:family="text">
      <style:text-properties fo:language="en" fo:country="US"/>
    </style:style>
    <style:style style:name="P110" style:parent-style-name="Standard" style:family="paragraph">
      <style:paragraph-properties fo:margin-left="0.5in">
        <style:tab-stops/>
      </style:paragraph-properties>
    </style:style>
    <style:style style:name="T111" style:parent-style-name="DefaultParagraphFont" style:family="text">
      <style:text-properties fo:language="el" fo:country="GR"/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T113" style:parent-style-name="DefaultParagraphFont" style:family="text">
      <style:text-properties fo:language="el" fo:country="GR"/>
    </style:style>
    <style:style style:name="P114" style:parent-style-name="Standard" style:family="paragraph"/>
    <style:style style:name="T115" style:parent-style-name="DefaultParagraphFont" style:family="text">
      <style:text-properties fo:language="el" fo:country="GR"/>
    </style:style>
    <style:style style:name="P116" style:parent-style-name="Standard" style:family="paragraph"/>
    <style:style style:name="T117" style:parent-style-name="DefaultParagraphFont" style:family="text">
      <style:text-properties fo:language="el" fo:country="GR"/>
    </style:style>
    <style:style style:name="P118" style:parent-style-name="Standard" style:family="paragraph"/>
    <style:style style:name="T119" style:parent-style-name="DefaultParagraphFont" style:family="text">
      <style:text-properties fo:language="el" fo:country="GR"/>
    </style:style>
    <style:style style:name="P120" style:parent-style-name="Standard" style:family="paragraph"/>
    <style:style style:name="T121" style:parent-style-name="DefaultParagraphFont" style:family="text">
      <style:text-properties fo:language="el" fo:country="GR"/>
    </style:style>
    <style:style style:name="T122" style:parent-style-name="DefaultParagraphFont" style:family="text">
      <style:text-properties fo:language="en" fo:country="US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widows="2" fo:orphans="2"/>
      <style:text-properties fo:font-weight="bold" style:font-weight-asian="bold" style:font-weight-complex="bold" style:text-underline-type="single" style:text-underline-style="solid" style:text-underline-width="auto" style:text-underline-mode="continuous" fo:language="el" fo:country="GR"/>
    </style:style>
    <style:style style:name="P125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126" style:parent-style-name="Standard" style:family="paragraph">
      <style:paragraph-properties fo:widows="2" fo:orphans="2"/>
    </style:style>
    <style:style style:name="T127" style:parent-style-name="DefaultParagraphFont" style:family="text">
      <style:text-properties fo:language="el" fo:country="GR"/>
    </style:style>
    <style:style style:name="T128" style:parent-style-name="DefaultParagraphFont" style:family="text">
      <style:text-properties style:text-position="super 63.6%" fo:language="el" fo:country="GR"/>
    </style:style>
    <style:style style:name="T129" style:parent-style-name="DefaultParagraphFont" style:family="text">
      <style:text-properties fo:language="el" fo:country="GR"/>
    </style:style>
    <style:style style:name="P130" style:parent-style-name="Standard" style:family="paragraph">
      <style:paragraph-properties fo:widows="2" fo:orphans="2"/>
      <style:text-properties fo:language="el" fo:country="GR"/>
    </style:style>
    <style:style style:name="P131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132" style:parent-style-name="Standard" style:family="paragraph">
      <style:paragraph-properties fo:widows="2" fo:orphans="2"/>
    </style:style>
    <style:style style:name="T133" style:parent-style-name="DefaultParagraphFont" style:family="text">
      <style:text-properties fo:language="el" fo:country="GR"/>
    </style:style>
    <style:style style:name="T134" style:parent-style-name="DefaultParagraphFont" style:family="text">
      <style:text-properties style:text-position="super 63.6%" fo:language="el" fo:country="GR"/>
    </style:style>
    <style:style style:name="T135" style:parent-style-name="DefaultParagraphFont" style:family="text">
      <style:text-properties fo:language="el" fo:country="GR"/>
    </style:style>
    <style:style style:name="P136" style:parent-style-name="Standard" style:family="paragraph">
      <style:paragraph-properties fo:widows="2" fo:orphans="2"/>
    </style:style>
    <style:style style:name="T137" style:parent-style-name="DefaultParagraphFont" style:family="text">
      <style:text-properties fo:language="el" fo:country="GR"/>
    </style:style>
    <style:style style:name="T138" style:parent-style-name="DefaultParagraphFont" style:family="text">
      <style:text-properties style:text-position="super 63.6%" fo:language="el" fo:country="GR"/>
    </style:style>
    <style:style style:name="T139" style:parent-style-name="DefaultParagraphFont" style:family="text">
      <style:text-properties fo:language="el" fo:country="GR"/>
    </style:style>
    <style:style style:name="P140" style:parent-style-name="Standard" style:family="paragraph">
      <style:paragraph-properties fo:widows="2" fo:orphans="2"/>
      <style:text-properties fo:language="el" fo:country="GR"/>
    </style:style>
    <style:style style:name="P141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TableRow142" style:family="table-row">
      <style:table-row-properties style:min-row-height="0.9305in" style:use-optimal-row-height="false"/>
    </style:style>
    <style:style style:name="P143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widows="2" fo:orphans="2"/>
      <style:text-properties fo:font-weight="bold" style:font-weight-asian="bold" style:font-weight-complex="bold" style:text-underline-type="single" style:text-underline-style="solid" style:text-underline-width="auto" style:text-underline-mode="continuous" fo:language="el" fo:country="GR"/>
    </style:style>
    <style:style style:name="P146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147" style:parent-style-name="Standard" style:family="paragraph">
      <style:paragraph-properties fo:widows="2" fo:orphans="2"/>
    </style:style>
    <style:style style:name="T148" style:parent-style-name="DefaultParagraphFont" style:family="text">
      <style:text-properties fo:language="el" fo:country="GR"/>
    </style:style>
    <style:style style:name="T149" style:parent-style-name="DefaultParagraphFont" style:family="text">
      <style:text-properties style:text-position="super 63.6%" fo:language="el" fo:country="GR"/>
    </style:style>
    <style:style style:name="T150" style:parent-style-name="DefaultParagraphFont" style:family="text">
      <style:text-properties fo:language="el" fo:country="GR"/>
    </style:style>
    <style:style style:name="P151" style:parent-style-name="Standard" style:family="paragraph">
      <style:paragraph-properties fo:widows="2" fo:orphans="2"/>
      <style:text-properties fo:language="el" fo:country="GR"/>
    </style:style>
    <style:style style:name="P152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153" style:parent-style-name="Standard" style:family="paragraph">
      <style:paragraph-properties fo:widows="2" fo:orphans="2"/>
    </style:style>
    <style:style style:name="T154" style:parent-style-name="DefaultParagraphFont" style:family="text">
      <style:text-properties fo:language="el" fo:country="GR"/>
    </style:style>
    <style:style style:name="T155" style:parent-style-name="DefaultParagraphFont" style:family="text">
      <style:text-properties style:text-position="super 63.6%" fo:language="el" fo:country="GR"/>
    </style:style>
    <style:style style:name="T156" style:parent-style-name="DefaultParagraphFont" style:family="text">
      <style:text-properties fo:language="el" fo:country="GR"/>
    </style:style>
    <style:style style:name="T157" style:parent-style-name="DefaultParagraphFont" style:family="text">
      <style:text-properties fo:language="el" fo:country="GR"/>
    </style:style>
    <style:style style:name="P158" style:parent-style-name="Standard" style:family="paragraph">
      <style:paragraph-properties fo:widows="2" fo:orphans="2"/>
    </style:style>
    <style:style style:name="T159" style:parent-style-name="DefaultParagraphFont" style:family="text">
      <style:text-properties fo:language="el" fo:country="GR"/>
    </style:style>
    <style:style style:name="T160" style:parent-style-name="DefaultParagraphFont" style:family="text">
      <style:text-properties style:text-position="super 63.6%" fo:language="el" fo:country="GR"/>
    </style:style>
    <style:style style:name="T161" style:parent-style-name="DefaultParagraphFont" style:family="text">
      <style:text-properties fo:language="el" fo:country="GR"/>
    </style:style>
    <style:style style:name="T162" style:parent-style-name="DefaultParagraphFont" style:family="text">
      <style:text-properties fo:language="el" fo:country="GR"/>
    </style:style>
    <style:style style:name="P163" style:parent-style-name="Standard" style:family="paragraph">
      <style:paragraph-properties fo:widows="2" fo:orphans="2"/>
      <style:text-properties fo:font-weight="bold" style:font-weight-asian="bold" style:font-weight-complex="bold" style:text-underline-type="single" style:text-underline-style="solid" style:text-underline-width="auto" style:text-underline-mode="continuous" fo:language="el" fo:country="GR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6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P167" style:parent-style-name="Standard" style:family="paragraph"/>
    <style:style style:name="T168" style:parent-style-name="DefaultParagraphFont" style:family="text">
      <style:text-properties fo:language="el" fo:country="GR"/>
    </style:style>
    <style:style style:name="P169" style:parent-style-name="Standard" style:family="paragraph"/>
    <style:style style:name="T170" style:parent-style-name="DefaultParagraphFont" style:family="text">
      <style:text-properties fo:language="el" fo:country="GR"/>
    </style:style>
    <style:style style:name="P171" style:parent-style-name="Standard" style:family="paragraph"/>
    <style:style style:name="T172" style:parent-style-name="DefaultParagraphFont" style:family="text">
      <style:text-properties fo:language="el" fo:country="GR"/>
    </style:style>
    <style:style style:name="P173" style:parent-style-name="Standard" style:family="paragraph"/>
    <style:style style:name="T174" style:parent-style-name="DefaultParagraphFont" style:family="text">
      <style:text-properties fo:language="el" fo:country="GR"/>
    </style:style>
    <style:style style:name="P175" style:parent-style-name="Standard" style:family="paragraph"/>
    <style:style style:name="T176" style:parent-style-name="DefaultParagraphFont" style:family="text">
      <style:text-properties fo:language="el" fo:country="GR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l" fo:country="GR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language="el" fo:country="GR"/>
    </style:style>
    <style:style style:name="T181" style:parent-style-name="DefaultParagraphFont" style:family="text">
      <style:text-properties fo:language="el" fo:country="GR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language="el" fo:country="GR"/>
    </style:style>
    <style:style style:name="P184" style:parent-style-name="Standard" style:family="paragraph"/>
    <style:style style:name="T185" style:parent-style-name="DefaultParagraphFont" style:family="text">
      <style:text-properties fo:language="el" fo:country="GR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l" fo:country="GR"/>
    </style:style>
    <style:style style:name="T188" style:parent-style-name="DefaultParagraphFont" style:family="text">
      <style:text-properties fo:language="el" fo:country="GR"/>
    </style:style>
    <style:style style:name="P189" style:parent-style-name="Standard" style:family="paragraph"/>
    <style:style style:name="T190" style:parent-style-name="DefaultParagraphFont" style:family="text">
      <style:text-properties fo:language="el" fo:country="GR"/>
    </style:style>
    <style:style style:name="P191" style:parent-style-name="Standard" style:family="paragraph"/>
    <style:style style:name="T192" style:parent-style-name="DefaultParagraphFont" style:family="text">
      <style:text-properties fo:language="el" fo:country="GR"/>
    </style:style>
    <style:style style:name="P193" style:parent-style-name="Standard" style:family="paragraph"/>
    <style:style style:name="T194" style:parent-style-name="DefaultParagraphFont" style:family="text">
      <style:text-properties fo:language="el" fo:country="GR"/>
    </style:style>
    <style:style style:name="P195" style:parent-style-name="Standard" style:family="paragraph"/>
    <style:style style:name="T196" style:parent-style-name="DefaultParagraphFont" style:family="text">
      <style:text-properties fo:language="el" fo:country="GR"/>
    </style:style>
    <style:style style:name="T197" style:parent-style-name="DefaultParagraphFont" style:family="text">
      <style:text-properties fo:language="en" fo:country="US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widows="2" fo:orphans="2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0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P203" style:parent-style-name="Standard" style:family="paragraph"/>
    <style:style style:name="T204" style:parent-style-name="DefaultParagraphFont" style:family="text">
      <style:text-properties fo:language="el" fo:country="GR"/>
    </style:style>
    <style:style style:name="P205" style:parent-style-name="Standard" style:family="paragraph"/>
    <style:style style:name="T206" style:parent-style-name="DefaultParagraphFont" style:family="text">
      <style:text-properties fo:language="el" fo:country="GR"/>
    </style:style>
    <style:style style:name="P207" style:parent-style-name="Standard" style:family="paragraph"/>
    <style:style style:name="T208" style:parent-style-name="DefaultParagraphFont" style:family="text">
      <style:text-properties fo:language="el" fo:country="GR"/>
    </style:style>
    <style:style style:name="P209" style:parent-style-name="Standard" style:family="paragraph"/>
    <style:style style:name="T210" style:parent-style-name="DefaultParagraphFont" style:family="text">
      <style:text-properties fo:language="el" fo:country="GR"/>
    </style:style>
    <style:style style:name="P211" style:parent-style-name="Standard" style:family="paragraph"/>
    <style:style style:name="T212" style:parent-style-name="DefaultParagraphFont" style:family="text">
      <style:text-properties fo:language="el" fo:country="GR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l" fo:country="GR"/>
    </style:style>
    <style:style style:name="T215" style:parent-style-name="DefaultParagraphFont" style:family="text">
      <style:text-properties fo:language="el" fo:country="GR"/>
    </style:style>
    <style:style style:name="P216" style:parent-style-name="Standard" style:family="paragraph"/>
    <style:style style:name="T217" style:parent-style-name="DefaultParagraphFont" style:family="text">
      <style:text-properties fo:language="el" fo:country="GR"/>
    </style:style>
    <style:style style:name="T218" style:parent-style-name="DefaultParagraphFont" style:family="text">
      <style:text-properties fo:language="el" fo:country="GR"/>
    </style:style>
    <style:style style:name="P219" style:parent-style-name="Standard" style:family="paragraph"/>
    <style:style style:name="T220" style:parent-style-name="DefaultParagraphFont" style:family="text">
      <style:text-properties fo:language="el" fo:country="GR"/>
    </style:style>
    <style:style style:name="P221" style:parent-style-name="Standard" style:family="paragraph"/>
    <style:style style:name="T222" style:parent-style-name="DefaultParagraphFont" style:family="text">
      <style:text-properties fo:language="el" fo:country="GR"/>
    </style:style>
    <style:style style:name="T223" style:parent-style-name="DefaultParagraphFont" style:family="text">
      <style:text-properties fo:language="en" fo:country="US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widows="2" fo:orphans="2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2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T22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230" style:parent-style-name="Standard" style:family="paragraph"/>
    <style:style style:name="T231" style:parent-style-name="DefaultParagraphFont" style:family="text">
      <style:text-properties fo:language="el" fo:country="GR"/>
    </style:style>
    <style:style style:name="P232" style:parent-style-name="Standard" style:family="paragraph"/>
    <style:style style:name="T233" style:parent-style-name="DefaultParagraphFont" style:family="text">
      <style:text-properties fo:language="el" fo:country="GR"/>
    </style:style>
    <style:style style:name="P234" style:parent-style-name="Standard" style:family="paragraph"/>
    <style:style style:name="T235" style:parent-style-name="DefaultParagraphFont" style:family="text">
      <style:text-properties fo:language="el" fo:country="GR"/>
    </style:style>
    <style:style style:name="P236" style:parent-style-name="Standard" style:family="paragraph"/>
    <style:style style:name="T237" style:parent-style-name="DefaultParagraphFont" style:family="text">
      <style:text-properties fo:language="el" fo:country="GR"/>
    </style:style>
    <style:style style:name="T238" style:parent-style-name="DefaultParagraphFont" style:family="text">
      <style:text-properties fo:language="en" fo:country="US"/>
    </style:style>
    <style:style style:name="T239" style:parent-style-name="DefaultParagraphFont" style:family="text">
      <style:text-properties fo:language="el" fo:country="GR"/>
    </style:style>
    <style:style style:name="P240" style:parent-style-name="Standard" style:family="paragraph"/>
    <style:style style:name="T241" style:parent-style-name="DefaultParagraphFont" style:family="text">
      <style:text-properties fo:language="el" fo:country="GR"/>
    </style:style>
    <style:style style:name="P242" style:parent-style-name="Standard" style:family="paragraph"/>
    <style:style style:name="T243" style:parent-style-name="DefaultParagraphFont" style:family="text">
      <style:text-properties fo:language="el" fo:country="GR"/>
    </style:style>
    <style:style style:name="P244" style:parent-style-name="Standard" style:family="paragraph"/>
    <style:style style:name="T245" style:parent-style-name="DefaultParagraphFont" style:family="text">
      <style:text-properties fo:language="el" fo:country="GR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language="el" fo:country="GR"/>
    </style:style>
    <style:style style:name="P248" style:parent-style-name="Standard" style:family="paragraph"/>
    <style:style style:name="T249" style:parent-style-name="DefaultParagraphFont" style:family="text">
      <style:text-properties fo:language="el" fo:country="GR"/>
    </style:style>
    <style:style style:name="P250" style:parent-style-name="Standard" style:family="paragraph"/>
    <style:style style:name="T251" style:parent-style-name="DefaultParagraphFont" style:family="text">
      <style:text-properties fo:language="el" fo:country="GR"/>
    </style:style>
    <style:style style:name="T252" style:parent-style-name="DefaultParagraphFont" style:family="text">
      <style:text-properties fo:language="en" fo:country="US"/>
    </style:style>
    <style:style style:name="T253" style:parent-style-name="DefaultParagraphFont" style:family="text">
      <style:text-properties fo:language="el" fo:country="GR"/>
    </style:style>
    <style:style style:name="T254" style:parent-style-name="DefaultParagraphFont" style:family="text">
      <style:text-properties fo:language="el" fo:country="GR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widows="2" fo:orphans="2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5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P260" style:parent-style-name="Standard" style:family="paragraph"/>
    <style:style style:name="T261" style:parent-style-name="DefaultParagraphFont" style:family="text">
      <style:text-properties fo:language="el" fo:country="GR"/>
    </style:style>
    <style:style style:name="P262" style:parent-style-name="Standard" style:family="paragraph"/>
    <style:style style:name="T263" style:parent-style-name="DefaultParagraphFont" style:family="text">
      <style:text-properties fo:language="el" fo:country="GR"/>
    </style:style>
    <style:style style:name="P264" style:parent-style-name="Standard" style:family="paragraph"/>
    <style:style style:name="T265" style:parent-style-name="DefaultParagraphFont" style:family="text">
      <style:text-properties fo:language="el" fo:country="GR"/>
    </style:style>
    <style:style style:name="P266" style:parent-style-name="Standard" style:family="paragraph"/>
    <style:style style:name="T267" style:parent-style-name="DefaultParagraphFont" style:family="text">
      <style:text-properties fo:language="el" fo:country="GR"/>
    </style:style>
    <style:style style:name="P268" style:parent-style-name="Standard" style:family="paragraph"/>
    <style:style style:name="T269" style:parent-style-name="DefaultParagraphFont" style:family="text">
      <style:text-properties fo:language="el" fo:country="GR"/>
    </style:style>
    <style:style style:name="P270" style:parent-style-name="Standard" style:family="paragraph"/>
    <style:style style:name="T271" style:parent-style-name="DefaultParagraphFont" style:family="text">
      <style:text-properties fo:language="el" fo:country="GR"/>
    </style:style>
    <style:style style:name="P272" style:parent-style-name="Standard" style:family="paragraph"/>
    <style:style style:name="T273" style:parent-style-name="DefaultParagraphFont" style:family="text">
      <style:text-properties fo:language="el" fo:country="GR"/>
    </style:style>
    <style:style style:name="P274" style:parent-style-name="Standard" style:family="paragraph"/>
    <style:style style:name="T275" style:parent-style-name="DefaultParagraphFont" style:family="text">
      <style:text-properties fo:language="el" fo:country="GR"/>
    </style:style>
    <style:style style:name="P276" style:parent-style-name="Standard" style:family="paragraph"/>
    <style:style style:name="T277" style:parent-style-name="DefaultParagraphFont" style:family="text">
      <style:text-properties fo:language="el" fo:country="GR"/>
    </style:style>
    <style:style style:name="T278" style:parent-style-name="DefaultParagraphFont" style:family="text">
      <style:text-properties fo:language="en" fo:country="US"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" style:parent-style-name="Standard" style:family="paragraph">
      <style:paragraph-properties fo:widows="2" fo:orphans="2"/>
    </style:style>
    <style:style style:name="TableRow281" style:family="table-row">
      <style:table-row-properties style:min-row-height="0.9312in" style:use-optimal-row-height="false"/>
    </style:style>
    <style:style style:name="TableCell2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l" fo:country="GR"/>
    </style:style>
    <style:style style:name="P284" style:parent-style-name="Standard" style:family="paragraph"/>
    <style:style style:name="T285" style:parent-style-name="DefaultParagraphFont" style:family="text">
      <style:text-properties fo:language="el" fo:country="GR"/>
    </style:style>
    <style:style style:name="P286" style:parent-style-name="Standard" style:family="paragraph"/>
    <style:style style:name="T287" style:parent-style-name="DefaultParagraphFont" style:family="text">
      <style:text-properties fo:language="el" fo:country="GR"/>
    </style:style>
    <style:style style:name="P288" style:parent-style-name="Standard" style:family="paragraph"/>
    <style:style style:name="T289" style:parent-style-name="DefaultParagraphFont" style:family="text">
      <style:text-properties fo:language="el" fo:country="GR"/>
    </style:style>
    <style:style style:name="P290" style:parent-style-name="Standard" style:family="paragraph"/>
    <style:style style:name="T291" style:parent-style-name="DefaultParagraphFont" style:family="text">
      <style:text-properties fo:language="el" fo:country="GR"/>
    </style:style>
    <style:style style:name="P292" style:parent-style-name="Standard" style:family="paragraph">
      <style:paragraph-properties fo:margin-left="0.5in">
        <style:tab-stops/>
      </style:paragraph-properties>
      <style:text-properties fo:language="el" fo:country="GR"/>
    </style:style>
    <style:style style:name="P293" style:parent-style-name="Standard" style:family="paragraph">
      <style:paragraph-properties fo:margin-left="0.5in">
        <style:tab-stops/>
      </style:paragraph-properties>
      <style:text-properties fo:language="el" fo:country="GR"/>
    </style:style>
    <style:style style:name="P294" style:parent-style-name="Standard" style:family="paragraph"/>
    <style:style style:name="T295" style:parent-style-name="DefaultParagraphFont" style:family="text">
      <style:text-properties fo:language="el" fo:country="GR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fo:language="el" fo:country="GR"/>
    </style:style>
    <style:style style:name="T298" style:parent-style-name="DefaultParagraphFont" style:family="text">
      <style:text-properties fo:language="el" fo:country="GR"/>
    </style:style>
    <style:style style:name="P299" style:parent-style-name="Standard" style:family="paragraph">
      <style:text-properties fo:language="el" fo:country="GR"/>
    </style:style>
    <style:style style:name="P300" style:parent-style-name="Standard" style:family="paragraph"/>
    <style:style style:name="T301" style:parent-style-name="DefaultParagraphFont" style:family="text">
      <style:text-properties fo:language="el" fo:country="GR"/>
    </style:style>
    <style:style style:name="T302" style:parent-style-name="DefaultParagraphFont" style:family="text">
      <style:text-properties fo:language="en" fo:country="US"/>
    </style:style>
    <style:style style:name="P303" style:parent-style-name="Standard" style:family="paragraph">
      <style:text-properties fo:language="el" fo:country="GR"/>
    </style:style>
    <style:style style:name="TableCell3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widows="2" fo:orphans="2"/>
      <style:text-properties fo:font-weight="bold" style:font-weight-asian="bold" style:font-weight-complex="bold" style:text-underline-type="single" style:text-underline-style="solid" style:text-underline-width="auto" style:text-underline-mode="continuous" fo:language="el" fo:country="GR"/>
    </style:style>
    <style:style style:name="P306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307" style:parent-style-name="Standard" style:family="paragraph">
      <style:paragraph-properties fo:widows="2" fo:orphans="2"/>
    </style:style>
    <style:style style:name="T308" style:parent-style-name="DefaultParagraphFont" style:family="text">
      <style:text-properties fo:language="el" fo:country="GR"/>
    </style:style>
    <style:style style:name="T309" style:parent-style-name="DefaultParagraphFont" style:family="text">
      <style:text-properties style:text-position="super 63.6%" fo:language="el" fo:country="GR"/>
    </style:style>
    <style:style style:name="T310" style:parent-style-name="DefaultParagraphFont" style:family="text">
      <style:text-properties fo:language="el" fo:country="GR"/>
    </style:style>
    <style:style style:name="P311" style:parent-style-name="Standard" style:family="paragraph">
      <style:paragraph-properties fo:widows="2" fo:orphans="2"/>
      <style:text-properties fo:language="el" fo:country="GR"/>
    </style:style>
    <style:style style:name="P312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313" style:parent-style-name="Standard" style:family="paragraph">
      <style:paragraph-properties fo:widows="2" fo:orphans="2"/>
    </style:style>
    <style:style style:name="T314" style:parent-style-name="DefaultParagraphFont" style:family="text">
      <style:text-properties fo:language="el" fo:country="GR"/>
    </style:style>
    <style:style style:name="T315" style:parent-style-name="DefaultParagraphFont" style:family="text">
      <style:text-properties style:text-position="super 63.6%" fo:language="el" fo:country="GR"/>
    </style:style>
    <style:style style:name="T316" style:parent-style-name="DefaultParagraphFont" style:family="text">
      <style:text-properties fo:language="el" fo:country="GR"/>
    </style:style>
    <style:style style:name="T317" style:parent-style-name="DefaultParagraphFont" style:family="text">
      <style:text-properties fo:language="el" fo:country="GR"/>
    </style:style>
    <style:style style:name="P318" style:parent-style-name="Standard" style:family="paragraph">
      <style:paragraph-properties fo:widows="2" fo:orphans="2"/>
    </style:style>
    <style:style style:name="T319" style:parent-style-name="DefaultParagraphFont" style:family="text">
      <style:text-properties fo:language="el" fo:country="GR"/>
    </style:style>
    <style:style style:name="T320" style:parent-style-name="DefaultParagraphFont" style:family="text">
      <style:text-properties style:text-position="super 63.6%" fo:language="el" fo:country="GR"/>
    </style:style>
    <style:style style:name="T321" style:parent-style-name="DefaultParagraphFont" style:family="text">
      <style:text-properties fo:language="el" fo:country="GR"/>
    </style:style>
    <style:style style:name="T322" style:parent-style-name="DefaultParagraphFont" style:family="text">
      <style:text-properties fo:language="el" fo:country="GR"/>
    </style:style>
    <style:style style:name="T323" style:parent-style-name="DefaultParagraphFont" style:family="text">
      <style:text-properties fo:language="en" fo:country="US"/>
    </style:style>
    <style:style style:name="P324" style:parent-style-name="Standard" style:family="paragraph">
      <style:paragraph-properties fo:widows="2" fo:orphans="2"/>
    </style:style>
    <style:style style:name="T325" style:parent-style-name="DefaultParagraphFont" style:family="text">
      <style:text-properties fo:language="el" fo:country="GR"/>
    </style:style>
    <style:style style:name="T326" style:parent-style-name="DefaultParagraphFont" style:family="text">
      <style:text-properties style:text-position="super 63.6%" fo:language="el" fo:country="GR"/>
    </style:style>
    <style:style style:name="T327" style:parent-style-name="DefaultParagraphFont" style:family="text">
      <style:text-properties fo:language="el" fo:country="GR"/>
    </style:style>
    <style:style style:name="TableRow328" style:family="table-row">
      <style:table-row-properties style:min-row-height="0.9305in" style:use-optimal-row-height="false"/>
    </style:style>
    <style:style style:name="P3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l" fo:country="GR"/>
    </style:style>
    <style:style style:name="TableCell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1" style:parent-style-name="Standard" style:family="paragraph">
      <style:paragraph-properties fo:widows="2" fo:orphans="2"/>
      <style:text-properties fo:font-weight="bold" style:font-weight-asian="bold" style:font-weight-complex="bold" style:text-underline-type="single" style:text-underline-style="solid" style:text-underline-width="auto" style:text-underline-mode="continuous" fo:language="el" fo:country="GR"/>
    </style:style>
    <style:style style:name="P332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333" style:parent-style-name="Standard" style:family="paragraph">
      <style:paragraph-properties fo:widows="2" fo:orphans="2"/>
    </style:style>
    <style:style style:name="T334" style:parent-style-name="DefaultParagraphFont" style:family="text">
      <style:text-properties fo:language="el" fo:country="GR"/>
    </style:style>
    <style:style style:name="T335" style:parent-style-name="DefaultParagraphFont" style:family="text">
      <style:text-properties style:text-position="super 63.6%" fo:language="el" fo:country="GR"/>
    </style:style>
    <style:style style:name="T336" style:parent-style-name="DefaultParagraphFont" style:family="text">
      <style:text-properties fo:language="el" fo:country="GR"/>
    </style:style>
    <style:style style:name="P337" style:parent-style-name="Standard" style:family="paragraph">
      <style:paragraph-properties fo:widows="2" fo:orphans="2"/>
      <style:text-properties fo:language="el" fo:country="GR"/>
    </style:style>
    <style:style style:name="P338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339" style:parent-style-name="Standard" style:family="paragraph">
      <style:paragraph-properties fo:widows="2" fo:orphans="2"/>
    </style:style>
    <style:style style:name="T340" style:parent-style-name="DefaultParagraphFont" style:family="text">
      <style:text-properties fo:language="el" fo:country="GR"/>
    </style:style>
    <style:style style:name="T341" style:parent-style-name="DefaultParagraphFont" style:family="text">
      <style:text-properties style:text-position="super 63.6%" fo:language="el" fo:country="GR"/>
    </style:style>
    <style:style style:name="T342" style:parent-style-name="DefaultParagraphFont" style:family="text">
      <style:text-properties fo:language="el" fo:country="GR"/>
    </style:style>
    <style:style style:name="T343" style:parent-style-name="DefaultParagraphFont" style:family="text">
      <style:text-properties fo:language="el" fo:country="GR"/>
    </style:style>
    <style:style style:name="P344" style:parent-style-name="Standard" style:family="paragraph">
      <style:paragraph-properties fo:widows="2" fo:orphans="2"/>
    </style:style>
    <style:style style:name="T345" style:parent-style-name="DefaultParagraphFont" style:family="text">
      <style:text-properties fo:language="el" fo:country="GR"/>
    </style:style>
    <style:style style:name="T346" style:parent-style-name="DefaultParagraphFont" style:family="text">
      <style:text-properties style:text-position="super 63.6%" fo:language="el" fo:country="GR"/>
    </style:style>
    <style:style style:name="T347" style:parent-style-name="DefaultParagraphFont" style:family="text">
      <style:text-properties fo:language="el" fo:country="GR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5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P351" style:parent-style-name="Standard" style:family="paragraph"/>
    <style:style style:name="T352" style:parent-style-name="DefaultParagraphFont" style:family="text">
      <style:text-properties fo:language="el" fo:country="GR"/>
    </style:style>
    <style:style style:name="P353" style:parent-style-name="Standard" style:family="paragraph">
      <style:text-properties fo:language="el" fo:country="GR"/>
    </style:style>
    <style:style style:name="P354" style:parent-style-name="Standard" style:family="paragraph">
      <style:text-properties fo:language="el" fo:country="GR"/>
    </style:style>
    <style:style style:name="P355" style:parent-style-name="Standard" style:family="paragraph"/>
    <style:style style:name="T356" style:parent-style-name="DefaultParagraphFont" style:family="text">
      <style:text-properties fo:language="el" fo:country="GR"/>
    </style:style>
    <style:style style:name="T357" style:parent-style-name="DefaultParagraphFont" style:family="text">
      <style:text-properties fo:language="en" fo:country="US"/>
    </style:style>
    <style:style style:name="TableCell3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9" style:parent-style-name="Standard" style:family="paragraph">
      <style:paragraph-properties fo:widows="2" fo:orphans="2"/>
      <style:text-properties fo:font-weight="bold" style:font-weight-asian="bold" style:font-weight-complex="bold" style:text-underline-type="single" style:text-underline-style="solid" style:text-underline-width="auto" style:text-underline-mode="continuous" fo:language="el" fo:country="GR"/>
    </style:style>
    <style:style style:name="P360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361" style:parent-style-name="Standard" style:family="paragraph">
      <style:paragraph-properties fo:widows="2" fo:orphans="2"/>
    </style:style>
    <style:style style:name="T362" style:parent-style-name="DefaultParagraphFont" style:family="text">
      <style:text-properties fo:language="el" fo:country="GR"/>
    </style:style>
    <style:style style:name="T363" style:parent-style-name="DefaultParagraphFont" style:family="text">
      <style:text-properties style:text-position="super 63.6%" fo:language="el" fo:country="GR"/>
    </style:style>
    <style:style style:name="T364" style:parent-style-name="DefaultParagraphFont" style:family="text">
      <style:text-properties fo:language="el" fo:country="GR"/>
    </style:style>
    <style:style style:name="P365" style:parent-style-name="Standard" style:family="paragraph">
      <style:paragraph-properties fo:widows="2" fo:orphans="2"/>
      <style:text-properties fo:language="el" fo:country="GR"/>
    </style:style>
    <style:style style:name="P366" style:parent-style-name="Standard" style:family="paragraph">
      <style:paragraph-properties fo:widows="2" fo:orphans="2"/>
      <style:text-properties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P367" style:parent-style-name="Standard" style:family="paragraph">
      <style:paragraph-properties fo:widows="2" fo:orphans="2"/>
    </style:style>
    <style:style style:name="T368" style:parent-style-name="DefaultParagraphFont" style:family="text">
      <style:text-properties fo:language="el" fo:country="GR"/>
    </style:style>
    <style:style style:name="T369" style:parent-style-name="DefaultParagraphFont" style:family="text">
      <style:text-properties style:text-position="super 63.6%" fo:language="el" fo:country="GR"/>
    </style:style>
    <style:style style:name="T370" style:parent-style-name="DefaultParagraphFont" style:family="text">
      <style:text-properties fo:language="el" fo:country="GR"/>
    </style:style>
    <style:style style:name="T371" style:parent-style-name="DefaultParagraphFont" style:family="text">
      <style:text-properties fo:language="el" fo:country="GR"/>
    </style:style>
    <style:style style:name="T372" style:parent-style-name="DefaultParagraphFont" style:family="text">
      <style:text-properties fo:language="el" fo:country="GR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7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l" fo:country="GR"/>
    </style:style>
    <style:style style:name="P376" style:parent-style-name="Standard" style:family="paragraph"/>
    <style:style style:name="T377" style:parent-style-name="DefaultParagraphFont" style:family="text">
      <style:text-properties fo:language="el" fo:country="GR"/>
    </style:style>
    <style:style style:name="P378" style:parent-style-name="Standard" style:family="paragraph"/>
    <style:style style:name="T379" style:parent-style-name="DefaultParagraphFont" style:family="text">
      <style:text-properties fo:language="el" fo:country="GR"/>
    </style:style>
    <style:style style:name="P380" style:parent-style-name="Standard" style:family="paragraph"/>
    <style:style style:name="T381" style:parent-style-name="DefaultParagraphFont" style:family="text">
      <style:text-properties fo:language="el" fo:country="GR"/>
    </style:style>
    <style:style style:name="P382" style:parent-style-name="Standard" style:family="paragraph"/>
    <style:style style:name="T383" style:parent-style-name="DefaultParagraphFont" style:family="text">
      <style:text-properties fo:language="el" fo:country="GR"/>
    </style:style>
    <style:style style:name="P384" style:parent-style-name="Standard" style:family="paragraph"/>
    <style:style style:name="T385" style:parent-style-name="DefaultParagraphFont" style:family="text">
      <style:text-properties fo:language="el" fo:country="GR"/>
    </style:style>
    <style:style style:name="T386" style:parent-style-name="DefaultParagraphFont" style:family="text">
      <style:text-properties fo:language="el" fo:country="GR"/>
    </style:style>
    <style:style style:name="P387" style:parent-style-name="Standard" style:family="paragraph"/>
    <style:style style:name="T388" style:parent-style-name="DefaultParagraphFont" style:family="text">
      <style:text-properties fo:language="el" fo:country="GR"/>
    </style:style>
    <style:style style:name="T389" style:parent-style-name="DefaultParagraphFont" style:family="text">
      <style:text-properties fo:language="en" fo:country="US"/>
    </style:style>
    <style:style style:name="T390" style:parent-style-name="DefaultParagraphFont" style:family="text">
      <style:text-properties fo:language="el" fo:country="GR"/>
    </style:style>
    <style:style style:name="T391" style:parent-style-name="DefaultParagraphFont" style:family="text">
      <style:text-properties fo:language="el" fo:country="GR"/>
    </style:style>
    <style:style style:name="TableCell3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3" style:parent-style-name="Standard" style:family="paragraph">
      <style:paragraph-properties fo:widows="2" fo:orphans="2"/>
    </style:style>
  </office:automatic-styles>
  <office:body>
    <office:text text:use-soft-page-breaks="true">
      <text:p text:style-name="P1"><text:span text:style-name="T2">Τίτλος</text:span>:<text:s/><text:span text:style-name="T3">Αίτηση-εγγραφή στον εκπαιδευτικό φορέα</text:span></text:p>
      <text:p text:style-name="P4"/>
      <text:p text:style-name="P5"/>
      <text:p text:style-name="P6"><text:span text:style-name="T7">1. Εντοπισμός Χειριστών</text:span></text:p>
      <text:list text:style-name="WWNum2">
        <text:list-item>
          <text:p text:style-name="P8"><text:span text:style-name="T9">Επισκέπτης-Αιτών</text:span></text:p>
        </text:list-item>
      </text:list>
      <text:list text:style-name="WWNum2" text:continue-numbering="true">
        <text:list-item>
          <text:p text:style-name="P10">Εκπαιδευόμενος</text:p>
        </text:list-item>
        <text:list-item>
          <text:p text:style-name="P11"><text:span text:style-name="T12">TaxisNet</text:span></text:p>
        </text:list-item>
        <text:list-item>
          <text:p text:style-name="P13"><text:span text:style-name="T14">Τμήμα Αιτήσεων</text:span></text:p>
        </text:list-item>
        <text:list-item>
          <text:p text:style-name="P15"><text:span text:style-name="T16">Βάση Δεδομένων Υποψηφίων</text:span></text:p>
        </text:list-item>
        <text:list-item>
          <text:p text:style-name="P17"><text:span text:style-name="T18">Βάση Δεδομένων Χρηστών</text:span></text:p>
        </text:list-item>
        <text:list-item>
          <text:p text:style-name="P19"><text:span text:style-name="T20">Υπεύθυνος Εκπαιδευτικών Θεμάτων</text:span></text:p>
        </text:list-item>
      </text:list>
      <text:p text:style-name="P21"/>
      <text:p text:style-name="P22"/>
      <text:p text:style-name="P23"><text:span text:style-name="T24">2. Εντοπισμός Περιπτώσεων Χρήσης</text:span></text:p>
      <text:list text:style-name="WWNum3">
        <text:list-item text:start-value="1">
          <text:p text:style-name="P25"><text:span text:style-name="T26">Υποβολή αίτησης</text:span></text:p>
        </text:list-item>
        <text:list-item>
          <text:p text:style-name="P27"><text:span text:style-name="T28">Ηλικιακός έλεγχος</text:span><text:span text:style-name="T29"><text:s/></text:span><text:span text:style-name="T30">(με 2 επεκτείνουσες περιπτώσεις τις<text:s/></text:span><text:span text:style-name="T31">Ένταξη σε ειδική κατηγορία</text:span><text:span text:style-name="T32"><text:s/>και<text:s/></text:span><text:span text:style-name="T33">Εμφάνιση αρχικής κενής φόρμας υποβολής</text:span><text:span text:style-name="T34">)</text:span></text:p>
        </text:list-item>
        <text:list-item>
          <text:p text:style-name="P35"><text:span text:style-name="T36">Δημιουργία αριθμού πρωτοκόλλου</text:span></text:p>
        </text:list-item>
        <text:list-item>
          <text:p text:style-name="P37"><text:span text:style-name="T38">Υπολογισμός μορίων υποψηφίων</text:span></text:p>
        </text:list-item>
        <text:list-item>
          <text:p text:style-name="P39"><text:span text:style-name="T40">Ενημέρωση αιτούντα με<text:s/></text:span><text:span text:style-name="T41">email</text:span></text:p>
        </text:list-item>
        <text:list-item>
          <text:p text:style-name="P42"><text:span text:style-name="T43">Ενημέρωση Βάσης Δεδομένων Υποψηφίων</text:span></text:p>
        </text:list-item>
        <text:list-item>
          <text:p text:style-name="P44">Έ<text:span text:style-name="T45">λεγχος μορίων για τον καθορισμό επιτυχόντων</text:span><text:span text:style-name="T46"><text:s/>(με 2 επεκτείνουσες περιπτώσεις τις<text:s/></text:span><text:span text:style-name="T47">Ενημέρωση Βάσης Δεδομένων Χρηστών</text:span><text:span text:style-name="T48"><text:s/>και<text:s/></text:span><text:span text:style-name="T49">Απόρριψη αίτησης</text:span><text:span text:style-name="T50">)</text:span></text:p>
        </text:list-item>
        <text:list-item>
          <text:p text:style-name="P51"><text:span text:style-name="T52">Ενημέρωση Βάσης Δεδομένων Χρηστών</text:span><text:span text:style-name="T53"><text:s/>(με 1 επεκτείνουσα περίπτωση τη<text:s/></text:span><text:span text:style-name="T54">Μείωση αριθμού διαθέσιμων θέσεων εκπαιδευμένων)</text:span></text:p>
        </text:list-item>
        <text:list-item>
          <text:p text:style-name="P55"><text:span text:style-name="T56">Μείωση αριθμού διαθέσιμων θέσεων εκπαιδευομένων</text:span></text:p>
        </text:list-item>
        <text:list-item>
          <text:p text:style-name="P57"><text:span text:style-name="T58">Δημιουργία ηλεκτρονικών λογαριασμών</text:span></text:p>
        </text:list-item>
      </text:list>
      <text:p text:style-name="P59"/>
      <text:p text:style-name="P60"/>
      <text:p text:style-name="P61"><text:span text:style-name="T62">3. Περιγραφή Περιπτώσεων Χρήσης μέσω σεναρίων</text:span></text:p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Βασικές περιπτώσεις χρήσης</text:span></text:p>
          </table:table-cell>
          <table:table-cell table:style-name="TableCell71">
            <text:p text:style-name="P72"><text:span text:style-name="T73">Επεκτάσεις</text:span></text:p>
          </table:table-cell>
        </table:table-row>
        <text:soft-page-break/>
        <table:table-row table:style-name="TableRow74">
          <table:table-cell table:style-name="TableCell75">
            <text:p text:style-name="Standard"><text:span text:style-name="T76">Υποβολή Αίτησης</text:span></text:p>
            <text:p text:style-name="P77">Βήματα Κύριου Σεναρίου Επιτυχίας (ΚΣΕ):</text:p>
            <text:list text:style-name="WWNum4" text:continue-numbering="true">
              <text:list-item>
                <text:p text:style-name="P78"><text:span text:style-name="T79">Ο επισκέπτης συμπληρώνει την αίτηση με τα στοιχεία του</text:span></text:p>
              </text:list-item>
              <text:list-item>
                <text:p text:style-name="P80"><text:span text:style-name="T81">Εξουσιοδοτεί το σύστημα να έχει πρόσβαση στα στοιχεία του του<text:s/></text:span><text:span text:style-name="T82">TaxisNet</text:span></text:p>
              </text:list-item>
              <text:list-item>
                <text:p text:style-name="P83"><text:span text:style-name="T84">Το σύστημα δέχεται την αίτησή του και ελέγχει τα στοιχεία του μέσω<text:s/></text:span><text:span text:style-name="T85">TaxisNet</text:span></text:p>
              </text:list-item>
              <text:list-item>
                <text:p text:style-name="P86"><text:span text:style-name="T87">Περνάει τον ηλικιακό έλεγχο</text:span></text:p>
              </text:list-item>
              <text:list-item>
                <text:p text:style-name="P88"><text:span text:style-name="T89">Το τμήμα αιτήσεων δημιουργεί αριθμό πρωτοκόλλου για τον επισκέπτη</text:span></text:p>
              </text:list-item>
              <text:list-item>
                <text:p text:style-name="P90"><text:span text:style-name="T91">Συγκέντρωση αρκετών μορίων</text:span></text:p>
              </text:list-item>
              <text:list-item>
                <text:p text:style-name="P92"><text:span text:style-name="T93">Δημιουργία λογαριασμού</text:span></text:p>
              </text:list-item>
              <text:list-item>
                <text:p text:style-name="P94"><text:span text:style-name="T95">¨Ενημέρωση μέσω<text:s/></text:span><text:span text:style-name="T96">email</text:span></text:p>
              </text:list-item>
            </text:list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 table:number-rows-spanned="2">
            <text:p text:style-name="Standard"><text:span text:style-name="T101">Ηλικιακός έλεγχος</text:span></text:p>
            <text:p text:style-name="Standard">Βήματα Κύριου Σεναρίου Επιτυχίας (ΚΣΕ):</text:p>
            <text:list text:style-name="WWNum1" text:continue-numbering="true">
              <text:list-item>
                <text:p text:style-name="P102"><text:span text:style-name="T103">Ο επισκέπτης υποβάλει την αίτησή του</text:span></text:p>
              </text:list-item>
            </text:list>
            <text:list text:style-name="WWNum1" text:continue-numbering="true">
              <text:list-item>
                <text:p text:style-name="P104"><text:span text:style-name="T105">Λαμβάνονται τα στοιχεία του από το<text:s/></text:span><text:span text:style-name="T106">TaxisNet</text:span></text:p>
              </text:list-item>
              <text:list-item>
                <text:p text:style-name="P107"><text:span text:style-name="T108">Γίνεται έλεγχος αν τα στοιχεία της αίτησης ταιριάζουν με αυτά του<text:s/></text:span><text:span text:style-name="T109">TaxisNet</text:span></text:p>
              </text:list-item>
            </text:list>
            <text:p text:style-name="P110"><text:span text:style-name="T111">[ΕΝΤΑΞΗ ΣΕ ΕΙΔΙΚΗ ΚΑΤΗΓΟΡΙΑ]</text:span></text:p>
            <text:p text:style-name="P112"><text:span text:style-name="T113">[ΕΜΦΑΝΙΣΗ ΑΡΧΙΚΗΣ ΚΕΝΗΣ ΦΟΡΜΑΣ]</text:span></text:p>
            <text:list text:style-name="WWNum1" text:continue-numbering="true">
              <text:list-item>
                <text:p text:style-name="P114"><text:span text:style-name="T115">Υπολογίζονται τα μόρια του επισκέπτη</text:span></text:p>
              </text:list-item>
              <text:list-item>
                <text:p text:style-name="P116"><text:span text:style-name="T117">Είναι αρκετά για να καλύψει μια από τις διαθέσιμες θέσεις</text:span></text:p>
              </text:list-item>
              <text:list-item>
                <text:p text:style-name="P118"><text:span text:style-name="T119">Δημιουργείται λογαριασμός στο χρήστη</text:span></text:p>
              </text:list-item>
              <text:list-item>
                <text:p text:style-name="P120"><text:span text:style-name="T121">Ενημερώνεται με<text:s/></text:span><text:span text:style-name="T122">email</text:span>­­</text:p>
              </text:list-item>
            </text:list>
          </table:table-cell>
          <table:table-cell table:style-name="TableCell123">
            <text:p text:style-name="P124">Ένταξη σε ειδική κατηγορία</text:p>
            <text:p text:style-name="P125">Συνθήκη επέκτασης:</text:p>
            <text:p text:style-name="P126"><text:span text:style-name="T127">3</text:span><text:span text:style-name="T128">α</text:span><text:span text:style-name="T129">. Ο επισκέπτης είναι άνω των 50, άνεργος και δεν έχει απολυτήριο υποχρεωτικής εκπαίδευσης και εντάσσεται σε ειδική κατηγορία</text:span></text:p>
            <text:p text:style-name="P130"/>
            <text:p text:style-name="P131">Βήματα Σεναρίου Επέκτασης:</text:p>
            <text:p text:style-name="P132"><text:span text:style-name="T133">3</text:span><text:span text:style-name="T134">α</text:span><text:span text:style-name="T135">1. Τα βήματα 4-5 παραλείπονται</text:span></text:p>
            <text:p text:style-name="P136"><text:span text:style-name="T137">3</text:span><text:span text:style-name="T138">α</text:span><text:span text:style-name="T139">2. Ο επισκέπτης πάει κατευθείαν στο βήμα 6</text:span></text:p>
            <text:p text:style-name="P140"/>
            <text:p text:style-name="P141"/>
          </table:table-cell>
        </table:table-row>
        <table:table-row table:style-name="TableRow142">
          <table:covered-table-cell>
            <text:p text:style-name="P143"/>
          </table:covered-table-cell>
          <table:table-cell table:style-name="TableCell144">
            <text:p text:style-name="P145">Εμφάνιση αρχικής κενής φόρμας</text:p>
            <text:p text:style-name="P146">Συνθήκη επέκτασης:</text:p>
            <text:p text:style-name="P147"><text:span text:style-name="T148">3</text:span><text:span text:style-name="T149">β</text:span><text:span text:style-name="T150">. Ο επισκέπτης είναι ανήλικος</text:span></text:p>
            <text:p text:style-name="P151"/>
            <text:p text:style-name="P152">Βήματα Σεναρίου Επέκτασης:</text:p>
            <text:soft-page-break/>
            <text:p text:style-name="P153"><text:span text:style-name="T154">3</text:span><text:span text:style-name="T155">β</text:span><text:span text:style-name="T156">1.<text:s/></text:span><text:span text:style-name="T157">Η αίτηση απορρίπτεται</text:span></text:p>
            <text:p text:style-name="P158"><text:span text:style-name="T159">3</text:span><text:span text:style-name="T160">β</text:span><text:span text:style-name="T161">2.<text:s/></text:span><text:span text:style-name="T162">Εμφανίζεται στον επισκέπτη η αρχική κενή φόρμα υποβολής</text:span></text:p>
            <text:p text:style-name="P163"/>
          </table:table-cell>
        </table:table-row>
        <text:soft-page-break/>
        <table:table-row table:style-name="TableRow164">
          <table:table-cell table:style-name="TableCell165">
            <text:p text:style-name="Standard"><text:span text:style-name="T166">Δημιουργία αριθμού πρωτοκόλλου</text:span></text:p>
            <text:p text:style-name="Standard">Βήματα Κύριου Σεναρίου Επιτυχίας (ΚΣΕ):</text:p>
            <text:list text:style-name="LFO11" text:continue-numbering="true">
              <text:list-item>
                <text:p text:style-name="P167"><text:span text:style-name="T168">Ο επισκέπτης υποβάλει αίτηση με σωστά στοιχεία</text:span></text:p>
              </text:list-item>
              <text:list-item>
                <text:p text:style-name="P169"><text:span text:style-name="T170">Ο επισκέπτης γίνεται υποψήφιος</text:span></text:p>
              </text:list-item>
              <text:list-item>
                <text:p text:style-name="P171"><text:span text:style-name="T172">Η αίτηση περνάει στο τμήμα αιτήσεων</text:span></text:p>
              </text:list-item>
              <text:list-item>
                <text:p text:style-name="P173"><text:span text:style-name="T174">Το τμήμα αιτήσεων δημιουργεί αριθμό πρωτοκόλλου της αίτησης</text:span></text:p>
              </text:list-item>
              <text:list-item>
                <text:p text:style-name="P175"><text:span text:style-name="T176">Ο υποψήφιος ενημερώνεται με<text:s/></text:span><text:span text:style-name="T177">email</text:span><text:span text:style-name="T178"><text:s/>(</text:span><text:span text:style-name="T179">Include</text:span><text:span text:style-name="T180"><text:s/></text:span><text:span text:style-name="T181">Ενημέρωση αιτούντα με<text:s/></text:span><text:span text:style-name="T182">email</text:span><text:span text:style-name="T183">)</text:span></text:p>
              </text:list-item>
              <text:list-item>
                <text:p text:style-name="P184"><text:span text:style-name="T185">Ενημερώνεται η βάση δεδομένων υποψηφίων (</text:span><text:span text:style-name="T186">include</text:span><text:span text:style-name="T187"><text:s/></text:span><text:span text:style-name="T188">Ενημέρωση Βάσης Δεδομένων Υποψηφίων)</text:span></text:p>
              </text:list-item>
              <text:list-item>
                <text:p text:style-name="P189"><text:span text:style-name="T190">Υπολογίζονται τα μόρια του υποψηφίου</text:span></text:p>
              </text:list-item>
              <text:list-item>
                <text:p text:style-name="P191"><text:span text:style-name="T192">Είναι αρκετά για να καλύψει μια από τις κενές θέσεις</text:span></text:p>
              </text:list-item>
              <text:list-item>
                <text:p text:style-name="P193"><text:span text:style-name="T194">Δημιουργείται λογαριασμός χρήστη για τον υποψήφιο</text:span></text:p>
              </text:list-item>
              <text:list-item>
                <text:p text:style-name="P195"><text:span text:style-name="T196">Ενημερώνεται με<text:s/></text:span><text:span text:style-name="T197">email</text:span></text:p>
              </text:list-item>
            </text:list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Standard"><text:span text:style-name="T202">Υπολογισμός μορίων υποψηφίων</text:span></text:p>
            <text:p text:style-name="Standard">Βήματα Κύριου Σεναρίου Επιτυχίας (ΚΣΕ):</text:p>
            <text:list text:style-name="LFO12" text:continue-numbering="true">
              <text:list-item>
                <text:p text:style-name="P203"><text:span text:style-name="T204">Ο επισκέπτης έχει υποβάλει τα σωστά στοιχεία<text:s/></text:span></text:p>
              </text:list-item>
              <text:list-item>
                <text:p text:style-name="P205"><text:span text:style-name="T206">Περνάει τους ελέγχους</text:span></text:p>
              </text:list-item>
              <text:list-item>
                <text:p text:style-name="P207"><text:span text:style-name="T208">Η αίτησή του αποκτά αριθμό πρωτοκόλλου</text:span></text:p>
              </text:list-item>
              <text:list-item>
                <text:p text:style-name="P209"><text:span text:style-name="T210">Το τμήμα αιτήσεων υπολογίζει τα μόρια του υποψηφίου</text:span></text:p>
              </text:list-item>
              <text:list-item>
                <text:p text:style-name="P211"><text:span text:style-name="T212">Ενημερώνεται η βάση δεδομένων υποψηφίων (</text:span><text:span text:style-name="T213">include</text:span><text:span text:style-name="T214"><text:s/></text:span><text:span text:style-name="T215">Ενημέρωση Βάσης Δεδομένων Υποψηφίων)</text:span></text:p>
              </text:list-item>
              <text:list-item>
                <text:p text:style-name="P216"><text:span text:style-name="T217">Ελέγχεται ο αριθμός μορίων του υποψηφίου για το αν επαρκεί<text:s/></text:span><text:soft-page-break/><text:span text:style-name="T218">για την κάλυψη μιας από τις ελεύθερες θέσεις</text:span></text:p>
              </text:list-item>
              <text:list-item>
                <text:p text:style-name="P219"><text:span text:style-name="T220">Δημιουργείται λογαριασμός χρήστη για τον υποψήφιο</text:span></text:p>
              </text:list-item>
              <text:list-item>
                <text:p text:style-name="P221"><text:span text:style-name="T222">Ενημερώνεται με<text:s/></text:span><text:span text:style-name="T223">email</text:span></text:p>
              </text:list-item>
            </text:list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Standard"><text:span text:style-name="T228">Ενημέρωση αιτούντα με<text:s/></text:span><text:span text:style-name="T229">email</text:span></text:p>
            <text:p text:style-name="Standard">Βήματα Κύριου Σεναρίου Επιτυχίας (ΚΣΕ):</text:p>
            <text:list text:style-name="LFO13" text:continue-numbering="true">
              <text:list-item>
                <text:p text:style-name="P230"><text:span text:style-name="T231">Ο επισκέπτης συμπληρώνει την αίτηση και την υποβάλει</text:span></text:p>
              </text:list-item>
              <text:list-item>
                <text:p text:style-name="P232"><text:span text:style-name="T233">Περνάει τον έλεγχο των στοιχείων επιτυχώς</text:span></text:p>
              </text:list-item>
              <text:list-item>
                <text:p text:style-name="P234"><text:span text:style-name="T235">Δημιουργείται αριθμός πρωτοκόλλου για την αίτησή του</text:span></text:p>
              </text:list-item>
              <text:list-item>
                <text:p text:style-name="P236"><text:span text:style-name="T237">Αποστέλλεται<text:s/></text:span><text:span text:style-name="T238">email</text:span><text:span text:style-name="T239"><text:s/>στον αιτούντα για την ενημέρωσή του</text:span></text:p>
              </text:list-item>
              <text:list-item>
                <text:p text:style-name="P240"><text:span text:style-name="T241">Υπολογίζονται τα μόριά του από το τμήμα αιτήσεων</text:span></text:p>
              </text:list-item>
              <text:list-item>
                <text:p text:style-name="P242"><text:span text:style-name="T243">Ελέγχεται το αν επαρκούν για να πάρει μια από τις διαθέσιμες θέσεις</text:span></text:p>
              </text:list-item>
              <text:list-item>
                <text:p text:style-name="P244"><text:span text:style-name="T245">Ο έλεγχος επιτυγχάνει και ο υποψήφιος ενημερώνεται με<text:s/></text:span><text:span text:style-name="T246">email</text:span><text:span text:style-name="T247"><text:s/>πως είναι πλέον χρήστης της πλατφόρμας</text:span></text:p>
              </text:list-item>
              <text:list-item>
                <text:p text:style-name="P248"><text:span text:style-name="T249">Δημιουργείται ο λογαριασμός του</text:span></text:p>
              </text:list-item>
              <text:list-item>
                <text:p text:style-name="P250"><text:span text:style-name="T251">Ενημερώνεται μέσω<text:s/></text:span><text:span text:style-name="T252">email</text:span><text:span text:style-name="T253"><text:s/></text:span><text:span text:style-name="T254">για τα στοιχεία του (όνομα χρήστη, κωδικός, πλατφόρμα εκπαίδευσης)</text:span></text:p>
              </text:list-item>
            </text:list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Standard"><text:span text:style-name="T259">Ενημέρωση Βάσης Δεδομένων Υποψηφίων</text:span></text:p>
            <text:p text:style-name="Standard">Βήματα Κύριου Σεναρίου Επιτυχίας (ΚΣΕ):</text:p>
            <text:list text:style-name="LFO14" text:continue-numbering="true">
              <text:list-item>
                <text:p text:style-name="P260"><text:span text:style-name="T261">Ο επισκέπτης υποβάλει την αίτηση με τα στοιχεία του</text:span></text:p>
              </text:list-item>
              <text:list-item>
                <text:p text:style-name="P262"><text:span text:style-name="T263">Τα στοιχεία του επιβεβαιώνονται</text:span></text:p>
              </text:list-item>
              <text:list-item>
                <text:p text:style-name="P264"><text:span text:style-name="T265">Γίνεται υποψήφιος και η αίτησή του αποκτά αριθμό πρωτοκόλλου</text:span></text:p>
              </text:list-item>
              <text:list-item>
                <text:p text:style-name="P266"><text:span text:style-name="T267">Ενημερώνεται η βάση δεδομένων υποψηφίων με μια νέα εγγραφή</text:span></text:p>
              </text:list-item>
              <text:list-item>
                <text:p text:style-name="P268"><text:span text:style-name="T269">Υπολογίζονται τα μόρια του υποψηφίου</text:span></text:p>
              </text:list-item>
              <text:list-item>
                <text:p text:style-name="P270"><text:span text:style-name="T271">Ενημερώνεται η βάση δεδομένων υποψηφίων με το συνολικό αριθμό μορίων του υποψηφίου</text:span></text:p>
              </text:list-item>
              <text:list-item>
                <text:p text:style-name="P272"><text:span text:style-name="T273">Ελέγχεται με βάση αυτόν τον αριθμό αν ο υποψήφιος μπορεί να πάρει μια από τις διαθέσιμες θέσεις</text:span></text:p>
              </text:list-item>
              <text:list-item>
                <text:p text:style-name="P274"><text:span text:style-name="T275">Δημιουργείται λογαριασμός για το χρήστη</text:span></text:p>
              </text:list-item>
              <text:list-item>
                <text:p text:style-name="P276"><text:span text:style-name="T277">Ενημερώνεται με<text:s/></text:span><text:span text:style-name="T278">email</text:span></text:p>
              </text:list-item>
            </text:list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 table:number-rows-spanned="2">
            <text:p text:style-name="P283">Έλεγχος μορίων για τον καθορισμό επιτυχόντων</text:p>
            <text:p text:style-name="Standard">Βήματα Κύριου Σεναρίου Επιτυχίας (ΚΣΕ):</text:p>
            <text:list text:style-name="LFO15" text:continue-numbering="true">
              <text:list-item>
                <text:p text:style-name="P284"><text:span text:style-name="T285">Ο επισκέπτης κάνει αίτηση με τα στοιχεία του</text:span></text:p>
              </text:list-item>
              <text:list-item>
                <text:p text:style-name="P286"><text:span text:style-name="T287">Τα στοιχεία του επιβεβαιώνονται</text:span></text:p>
              </text:list-item>
              <text:list-item>
                <text:p text:style-name="P288"><text:span text:style-name="T289">Υπολογίζεται ο συνολικός αριθμός μορίων του υποψηφίου</text:span></text:p>
              </text:list-item>
              <text:list-item>
                <text:p text:style-name="P290"><text:span text:style-name="T291">Μετά τη λήξη των αιτήσεων, αν υπάρχουν διαθέσιμες θέσεις, γίνεται έλεγχος των μορίων του υποψηφίου για<text:s/></text:span></text:p>
              </text:list-item>
            </text:list>
            <text:p text:style-name="P292">[ΕΝΗΜΕΡΩΣΗ ΒΑΣΗΣ ΔΕΔΟΜΕΝΩΝ ΧΡΗΣΤΩΝ]</text:p>
            <text:p text:style-name="P293">[ΑΠΟΡΡΙΨΗ ΑΙΤΗΣΗΣ]</text:p>
            <text:list text:style-name="LFO15" text:continue-numbering="true">
              <text:list-item>
                <text:p text:style-name="P294"><text:span text:style-name="T295">Ενημερώνεται η βάση δεδομένων υποψηφίων (</text:span><text:span text:style-name="T296">include</text:span><text:span text:style-name="T297"><text:s/></text:span><text:span text:style-name="T298">Ενημέρωση Βάσης Δεδομένων Υποψηφίων)</text:span></text:p>
              </text:list-item>
              <text:list-item>
                <text:p text:style-name="P299">Δημιουργείται ο λογαριασμός του υποψηφίου</text:p>
              </text:list-item>
              <text:list-item>
                <text:p text:style-name="P300"><text:span text:style-name="T301">Ενημερώνεται με<text:s/></text:span><text:span text:style-name="T302">email</text:span></text:p>
              </text:list-item>
            </text:list>
            <text:p text:style-name="P303"/>
          </table:table-cell>
          <table:table-cell table:style-name="TableCell304">
            <text:p text:style-name="P305">Ενημέρωση Βάσης Δεδομένων Χρηστών</text:p>
            <text:p text:style-name="P306">Συνθήκη επέκτασης:</text:p>
            <text:p text:style-name="P307"><text:span text:style-name="T308">4</text:span><text:span text:style-name="T309">α</text:span><text:span text:style-name="T310">. Ο υποψήφιος έχει αρκετά μόρια</text:span></text:p>
            <text:p text:style-name="P311"/>
            <text:p text:style-name="P312">Βήματα Σεναρίου Επέκτασης:</text:p>
            <text:p text:style-name="P313"><text:span text:style-name="T314">4</text:span><text:span text:style-name="T315">α</text:span><text:span text:style-name="T316">1.<text:s/></text:span><text:span text:style-name="T317">Ενημερώνεται η βάση δεδομένων χρηστών</text:span></text:p>
            <text:p text:style-name="P318"><text:span text:style-name="T319">4</text:span><text:span text:style-name="T320">α</text:span><text:span text:style-name="T321">2.<text:s/></text:span><text:span text:style-name="T322">Ο υποψήφιος ενημερώνεται με<text:s/></text:span><text:span text:style-name="T323">email</text:span></text:p>
            <text:p text:style-name="P324"><text:span text:style-name="T325">4</text:span><text:span text:style-name="T326">α</text:span><text:span text:style-name="T327">3. Συνεχίζουμε με το βήμα 5</text:span>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Απόρριψη αίτησης</text:p>
            <text:p text:style-name="P332">Συνθήκη επέκτασης:</text:p>
            <text:p text:style-name="P333"><text:span text:style-name="T334">4</text:span><text:span text:style-name="T335">β</text:span><text:span text:style-name="T336">. Ο υποψήφιος δεν έχει αρκετά μόρια</text:span></text:p>
            <text:p text:style-name="P337"/>
            <text:p text:style-name="P338">Βήματα Σεναρίου Επέκτασης:</text:p>
            <text:p text:style-name="P339"><text:span text:style-name="T340">4</text:span><text:span text:style-name="T341">β</text:span><text:span text:style-name="T342">1.<text:s/></text:span><text:span text:style-name="T343">Ο υποψήφιος δεν έχει αρκετά μόρια και έτσι η αίτηση απορρίπτεται</text:span></text:p>
            <text:p text:style-name="P344"><text:span text:style-name="T345">4</text:span><text:span text:style-name="T346">β</text:span><text:span text:style-name="T347">2. Δε συνεχίζουμε με τα επόμενα βήματα</text:span></text:p>
          </table:table-cell>
        </table:table-row>
        <table:table-row table:style-name="TableRow348">
          <table:table-cell table:style-name="TableCell349">
            <text:p text:style-name="Standard"><text:span text:style-name="T350">Ενημέρωση Βάσης Δεδομένων Χρηστών</text:span></text:p>
            <text:p text:style-name="Standard">Βήματα Κύριου Σεναρίου Επιτυχίας (ΚΣΕ):</text:p>
            <text:list text:style-name="LFO17" text:continue-numbering="true">
              <text:list-item>
                <text:p text:style-name="P351"><text:span text:style-name="T352">Μετά τον επιτυχή έλεγχο των μορίων του χρήστη ενημερώνεται η βάση δεδομένων χρηστών</text:span></text:p>
              </text:list-item>
            </text:list>
            <text:p text:style-name="P353"><text:s text:c="12"/>[ΜΕΙΩΣΗ ΑΡΙΘΜΟΥ ΔΙΑΘΕΣΙΜΩΝ ΘΕΣΕΩΝ</text:p>
            <text:p text:style-name="P354"><text:s text:c="13"/>ΕΚΠΑΙΔΕΥΟΜΕΝΩΝ]</text:p>
            <text:list text:style-name="LFO17" text:continue-numbering="true">
              <text:list-item>
                <text:p text:style-name="P355"><text:span text:style-name="T356">Ενημέρωση του υποψηφίου με<text:s/></text:span><text:span text:style-name="T357">email</text:span></text:p>
              </text:list-item>
            </text:list>
          </table:table-cell>
          <table:table-cell table:style-name="TableCell358">
            <text:p text:style-name="P359">Μείωση του αριθμού διαθέσιμων θέσεων εκπαιδευομένων</text:p>
            <text:p text:style-name="P360">Συνθήκη επέκτασης:</text:p>
            <text:p text:style-name="P361"><text:span text:style-name="T362">1</text:span><text:span text:style-name="T363">α</text:span><text:span text:style-name="T364">. Ο υποψήφιος δεν ανήκει σε ειδική κατηγορία</text:span></text:p>
            <text:p text:style-name="P365"/>
            <text:p text:style-name="P366">Βήματα Σεναρίου Επέκτασης:</text:p>
            <text:p text:style-name="P367"><text:span text:style-name="T368">1</text:span><text:span text:style-name="T369">α</text:span><text:span text:style-name="T370">1.<text:s/></text:span><text:span text:style-name="T371">Ο συνολικός αριθμός διαθέσιμων θέσεων για νέους εκπαιδευόμενους μειώνεται κατά 1</text:span><text:span text:style-name="T372"><text:s/></text:span></text:p>
          </table:table-cell>
        </table:table-row>
        <text:soft-page-break/>
        <table:table-row table:style-name="TableRow373">
          <table:table-cell table:style-name="TableCell374">
            <text:p text:style-name="Standard"><text:span text:style-name="T375">Δημιουργία ηλεκτρονικών λογαριασμών</text:span></text:p>
            <text:p text:style-name="Standard">Βήματα Κύριου Σεναρίου Επιτυχίας (ΚΣΕ):</text:p>
            <text:list text:style-name="LFO19" text:continue-numbering="true">
              <text:list-item>
                <text:p text:style-name="P376"><text:span text:style-name="T377">Ο επισκέπτης υποβάλει την αίτηση με τα στοιχεία του</text:span></text:p>
              </text:list-item>
              <text:list-item>
                <text:p text:style-name="P378"><text:span text:style-name="T379">Τα στοιχεία του γίνονται δεκτά</text:span></text:p>
              </text:list-item>
              <text:list-item>
                <text:p text:style-name="P380"><text:span text:style-name="T381">Υπολογίζεται ο αριθμός μορίων που συγκέντρωσε ο συγκεκριμένος υποψήφιος</text:span></text:p>
              </text:list-item>
              <text:list-item>
                <text:p text:style-name="P382"><text:span text:style-name="T383">Ελέγχεται ότι υπάρχουν διαθέσιμες θέσεις και ότι τα μόριά το επαρκούν για την κάλυψη μιας από αυτές</text:span></text:p>
              </text:list-item>
              <text:list-item>
                <text:p text:style-name="P384"><text:span text:style-name="T385">Ο υπεύθυνος εκπαιδευτικών θεμάτων δημιουργεί<text:s/></text:span><text:span text:style-name="T386">ηλεκτρονικό λογαριασμό στο νέο χρήστη</text:span></text:p>
              </text:list-item>
              <text:list-item>
                <text:p text:style-name="P387"><text:span text:style-name="T388">Τον ενημερώνει με<text:s/></text:span><text:span text:style-name="T389">email</text:span><text:span text:style-name="T390"><text:s/>για το όνομα χρήστη, τον κωδικό και την πλατφόρμα εκπαίδευσης του λογαριασμού του</text:span><text:span text:style-name="T391"><text:s/></text:span></text:p>
              </text:list-item>
            </text:list>
          </table:table-cell>
          <table:table-cell table:style-name="TableCell392">
            <text:p text:style-name="P393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7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style:style style:name="WW_CharLFO17LVL1" style:family="text">
      <style:text-properties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style:style style:name="WW_CharLFO18LVL1" style:family="text">
      <style:text-properties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style:style style:name="WW_CharLFO19LVL1" style:family="text">
      <style:text-properties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style:style style:name="WW_CharLFO20LVL1" style:family="text">
      <style:text-properties style:text-underline-type="none" style:text-underline-color="font-color"/>
    </style:style>
    <style:style style:name="WW_CharLFO20LVL2" style:family="text">
      <style:text-properties style:text-underline-type="none" style:text-underline-color="font-color"/>
    </style:style>
    <style:style style:name="WW_CharLFO20LVL3" style:family="text">
      <style:text-properties style:text-underline-type="none" style:text-underline-color="font-color"/>
    </style:style>
    <style:style style:name="WW_CharLFO20LVL4" style:family="text">
      <style:text-properties style:text-underline-type="none" style:text-underline-color="font-color"/>
    </style:style>
    <style:style style:name="WW_CharLFO20LVL5" style:family="text">
      <style:text-properties style:text-underline-type="none" style:text-underline-color="font-color"/>
    </style:style>
    <style:style style:name="WW_CharLFO20LVL6" style:family="text">
      <style:text-properties style:text-underline-type="none" style:text-underline-color="font-color"/>
    </style:style>
    <style:style style:name="WW_CharLFO20LVL7" style:family="text">
      <style:text-properties style:text-underline-type="none" style:text-underline-color="font-color"/>
    </style:style>
    <style:style style:name="WW_CharLFO20LVL8" style:family="text">
      <style:text-properties style:text-underline-type="none" style:text-underline-color="font-color"/>
    </style:style>
    <style:style style:name="WW_CharLFO20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astasios-Faidon Seitanidis</dc:creator>
    <meta:creation-date>2023-05-27T20:07:00Z</meta:creation-date>
    <dc:date>2023-05-27T22:41:00Z</dc:date>
    <meta:template xlink:href="Normal.dotm" xlink:type="simple"/>
    <meta:editing-cycles>6</meta:editing-cycles>
    <meta:editing-duration>PT5100S</meta:editing-duration>
    <meta:document-statistic meta:page-count="6" meta:paragraph-count="12" meta:word-count="969" meta:character-count="6485" meta:row-count="46" meta:non-whitespace-character-count="5528"/>
  </office:meta>
</office:document-meta>
</file>